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30840*"/>
    </style:style>
    <style:style style:name="Table1.B" style:family="table-column">
      <style:table-column-properties style:rel-column-width="1927*"/>
    </style:style>
    <style:style style:name="Table1.C" style:family="table-column">
      <style:table-column-properties style:rel-column-width="28912*"/>
    </style:style>
    <style:style style:name="Table1.D" style:family="table-column">
      <style:table-column-properties style:rel-column-width="3855*"/>
    </style:style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0, 2023 (05:13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 and paste the following code into the <text:span text:style-name="NormalTok">Main</text:span> method of a new project:</text:p>
          <text:p text:style-name="P3">Console.WriteLine("Conjunction (and, &amp;&amp;) truth table:"</text:p>
          <text:p text:style-name="P4">+ "\n\n &amp;&amp; \t|| <text:s text:c="1"/>" + true + "\t| " + false</text:p>
          <text:p text:style-name="P5">+ "\n--------||--------------|--------"</text:p>
          <text:p text:style-name="P6">+ "\n" + true + "\t|| <text:s text:c="1"/>" + (true &amp;&amp; true) + "\t| " + (true &amp;&amp; false)</text:p>
          <text:p text:style-name="P7">+ "\n" + false + "\t|| <text:s text:c="1"/>" + (false &amp;&amp; true) + "\t| " + (false &amp;&amp; false)</text:p>
          <text:p text:style-name="P8">+ "\n\n*-*-*-*-*-*-*-*-*-*-*-*-*-*-*-*-*-*\n");</text:p>
          <text:p text:style-name="P9"/>
          <text:p text:style-name="P10">Console.WriteLine("Negation (not, !) truth table:"</text:p>
          <text:p text:style-name="P11">+ "\n\n value \t|| <text:s text:c="1"/>! "</text:p>
          <text:p text:style-name="P12">+ "\n--------||----------"</text:p>
          <text:p text:style-name="P13">+ "\n" + true + "\t|| <text:s text:c="1"/>" + !(true)</text:p>
          <text:p text:style-name="P14">+ "\n" + (!true) + "\t|| <text:s text:c="1"/>" + (!false)</text:p>
          <text:p text:style-name="P15">+ "\n\n*-*-*-*-*-*-*-*-*-*-*-*-*-*-*-*-*-*\n");</text:p>
        </text:list-item>
        <text:list-item>
          <text:p text:style-name="P2">Compile and execute it. This should display to the screen the <text:a xlink:type="simple" xlink:href="https://en.wikipedia.org/wiki/Truth_table" office:name=""><text:span text:style-name="Definition">truth tables</text:span></text:a> for conjunction (and, <text:span text:style-name="OperatorTok">&amp;&amp;</text:span>) and negation (not, <text:span text:style-name="OperatorTok">!</text:span>).</text:p>
        </text:list-item>
        <text:list-item>
          <text:p text:style-name="P2">Make sure you understand both the code and its output.</text:p>
        </text:list-item>
        <text:list-item>
          <text:p text:style-name="P2">After the truth table for the negation, write code to display the truth tables for three binary operators:</text:p>
          <text:list>
            <text:list-item>
              <text:p text:style-name="P15">the disjunction (or, <text:span text:style-name="OperatorTok">||</text:span>),</text:p>
            </text:list-item>
            <text:list-item>
              <text:p text:style-name="P15">the identity (equality, <text:span text:style-name="OperatorTok">==</text:span>), and</text:p>
            </text:list-item>
            <text:list-item>
              <text:p text:style-name="P15">the difference (inequality, <text:span text:style-name="OperatorTok">!=</text:span>).</text:p>
            </text:list-item>
          </text:list>
          <text:p text:style-name="P2">Normally, copying the truth table for the conjunction and using the find-and-replace feature of your IDE should make this a quick and easy task.</text:p>
        </text:list-item>
        <text:list-item>
          <text:p text:style-name="P2">You can make sure you completed this exercise correctly by checking that your output matches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To check the inequality truth table, compare your output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This order is also given <text:a xlink:type="simple" xlink:href="labs/Booleans/../../book.html#precedence-of-operators-1" office:name=""><text:span text:style-name="Definition">in our notes</text:span></text:a>.</text:p>
      <text:p text:style-name="Text_20_body">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Op.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text:span text:style-name="OperatorTok">!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text:span text:style-name="OperatorTok">*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  <table:table-cell table:style-name="TableRowCell" office:value-type="string">
            <text:p text:style-name="Table_20_Contents"><text:span text:style-name="OperatorTok">==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  <table:table-cell table:style-name="TableRowCell" office:value-type="string">
            <text:p text:style-name="Table_20_Contents"><text:span text:style-name="OperatorTok">&amp;&amp;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  <table:table-cell table:style-name="TableRowCell" office:value-type="string">
            <text:p text:style-name="Table_20_Contents"><text:span text:style-name="OperatorTok">||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 not make any sense: C# would try to take the negation of <text:span text:style-name="DecValTok">3</text:span> (since <text:span text:style-name="OperatorTok">!</text:span> has higher precedence than <text:span text:style-name="OperatorTok">&gt;</text:span>), but you canno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 not make sense;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;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16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7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7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2-20T22:13:58Z</meta:creation-date>
    <dc:date>2023-02-20T22:13:58Z</dc:date>
    <meta:user-defined meta:name="date" meta:value-type="string">February  20, 2023 (05:13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